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Jost*" svg:font-family="Jost*" style:font-adornments="Bold" style:font-pitch="variable"/>
    <style:font-face style:name="Jost* Light" svg:font-family="'Jost* Light'"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6.001cm" fo:text-align="start" style:justify-single-word="false" fo:text-indent="0cm" style:auto-text-indent="false" fo:background-color="transparent"/>
      <style:text-properties fo:font-size="14pt" style:font-size-asian="14pt" style:font-size-complex="14pt"/>
    </style:style>
    <style:style style:name="P2" style:family="paragraph" style:parent-style-name="Standard">
      <loext:graphic-properties draw:fill="none"/>
      <style:paragraph-properties fo:margin-left="0cm" fo:margin-right="6.001cm" fo:text-align="start" style:justify-single-word="false" fo:text-indent="0cm" style:auto-text-indent="false" fo:background-color="transparent"/>
      <style:text-properties fo:font-size="14pt" fo:font-style="italic" style:font-size-asian="14pt" style:font-style-asian="italic" style:font-size-complex="14pt" style:font-style-complex="italic"/>
    </style:style>
    <style:style style:name="P3" style:family="paragraph" style:parent-style-name="Standard">
      <loext:graphic-properties draw:fill="none"/>
      <style:paragraph-properties fo:margin-left="0cm" fo:margin-right="6.001cm" fo:text-align="start" style:justify-single-word="false" fo:text-indent="0cm" style:auto-text-indent="false" fo:background-color="transparent"/>
      <style:text-properties fo:font-size="14pt" fo:font-style="italic" fo:background-color="#2cee0e" style:font-size-asian="14pt" style:font-style-asian="italic" style:font-size-complex="14pt" style:font-style-complex="italic"/>
    </style:style>
    <style:style style:name="P4" style:family="paragraph" style:parent-style-name="Standard">
      <loext:graphic-properties draw:fill="none"/>
      <style:paragraph-properties fo:margin-left="0cm" fo:margin-right="6.001cm" fo:text-align="start" style:justify-single-word="false" fo:text-indent="0cm" style:auto-text-indent="false" fo:background-color="transparent"/>
      <style:text-properties fo:font-size="14pt" fo:background-color="#2cee0e" style:font-size-asian="14pt" style:font-size-complex="14pt"/>
    </style:style>
    <style:style style:name="P5" style:family="paragraph" style:parent-style-name="Heading_20_1" style:list-style-name=""/>
    <style:style style:name="P6" style:family="paragraph" style:parent-style-name="Heading_20_1" style:list-style-name="">
      <style:text-properties officeooo:rsid="0014b27c" officeooo:paragraph-rsid="0014b27c"/>
    </style:style>
    <style:style style:name="P7" style:family="paragraph" style:parent-style-name="Heading_20_1">
      <style:text-properties fo:background-color="#2cee0e"/>
    </style:style>
    <style:style style:name="P8" style:family="paragraph" style:parent-style-name="Heading_20_1">
      <style:paragraph-properties fo:break-before="page"/>
      <style:text-properties fo:background-color="#2cee0e"/>
    </style:style>
    <style:style style:name="P9" style:family="paragraph" style:parent-style-name="Heading_20_1">
      <style:paragraph-properties fo:break-before="page"/>
      <style:text-properties officeooo:rsid="0014b27c" officeooo:paragraph-rsid="0014b27c" fo:background-color="#2cee0e"/>
    </style:style>
    <style:style style:name="P10" style:family="paragraph" style:parent-style-name="Heading_20_2">
      <style:text-properties fo:background-color="#2cee0e"/>
    </style:style>
    <style:style style:name="T1" style:family="text">
      <style:text-properties officeooo:rsid="0012d5e7"/>
    </style:style>
    <style:style style:name="T2" style:family="text">
      <style:text-properties officeooo:rsid="0014b2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 tidslinje</text:h>
      <text:h text:style-name="Heading_20_2" text:outline-level="2">1969</text:h>
      <text:p text:style-name="P1">Språkdata, "ett system för språklig databehandling" (med programbibliotek, grunderna till ett textarkiv, en lexikonserie och en ordbank)<text:span text:style-name="T1">.</text:span></text:p>
      <text:p text:style-name="P1"/>
      <text:h text:style-name="Heading_20_2" text:outline-level="2">1970</text:h>
      <text:p text:style-name="P1">Språkdata, "forskningsgruppens programsystem".</text:p>
      <text:p text:style-name="P1">Datatext, "ett arkiv innehållande texter i maskinläsbar form".</text:p>
      <text:p text:style-name="P1">Logotek, "ett organ som tillvaratar och tillhandahåller maskinläsbar text"</text:p>
      <text:p text:style-name="P1"/>
      <text:h text:style-name="Heading_20_2" text:outline-level="2">1971</text:h>
      <text:p text:style-name="P1">Logoteket. Består av ett textarkiv, en ordbank och språkvetenskapliga bearbetningar.</text:p>
      <text:p text:style-name="P1"/>
      <text:h text:style-name="Heading_20_2" text:outline-level="2">1973</text:h>
      <text:p text:style-name="P1">Ett förslag om inrättandet av "ett organ för lagring och tillhandahållande av datamaskinellt läsbara texter, benämnt logotek" skickas in "Till Konungen, Utbildningsdepartementet.</text:p>
      <text:p text:style-name="P1"/>
      <text:h text:style-name="Heading_20_2" text:outline-level="2">1975</text:h>
      <text:p text:style-name="P1">Logoteket inrättas.</text:p>
      <text:p text:style-name="P1"/>
      <text:h text:style-name="Heading_20_2" text:outline-level="2">1983</text:h>
      <text:p text:style-name="P1">Namnbyte till Språkbanken då arbetet vidgades och fördjupades.</text:p>
      <text:p text:style-name="P1"/>
      <text:p text:style-name="P2">Källa: Rolf Gavare</text:p>
      <text:h text:style-name="P7" text:outline-level="1"><text:soft-page-break/>Språkbanken 50 år</text:h>
      <text:p text:style-name="P4">Föremål från Språkbankens historia.</text:p>
      <text:p text:style-name="P3">Tack till Emma Sköldberg, Lars Borin och Rolf Gavare.</text:p>
      <text:p text:style-name="P1"/>
      <text:p text:style-name="P1"/>
      <text:h text:style-name="P10" text:outline-level="2">Nusvensk frekvensordbok (band 1 av 4), Sture Allén</text:h>
      <text:p text:style-name="P4">En ordbok med inriktning på bland annat hur vanliga ord är i svenska språket, men verket innehåller många andra uppgifter. Den utkom mellan 1970 och 1980 i fyra band. Innehållet baseras på en stor textkorpus på en miljon ord insamlade under slutet av 1960-talet. Verket utarbetades vid Språkdata i Göteborg, med Sture Allén som huvudredaktör.</text:p>
      <text:p text:style-name="P3">Källa: Wikipedia/ne.se</text:p>
      <text:p text:style-name="P4">Utgiven av Almqvist &amp; Wiksell Förlag AB, Stockholm, 1970</text:p>
      <text:p text:style-name="P1"/>
      <text:p text:style-name="P1"/>
      <text:h text:style-name="P5" text:outline-level="1"/>
      <text:h text:style-name="P8" text:outline-level="1">SAOL</text:h>
      <text:p text:style-name="P4">Tack vare material och metoder från Språkbanken har SAOL kunnat utvecklas till att spegla det svenska ordförrådet allt bättre. Huvudredaktörerna för både Svenska Akademiens ordlista (SAOL) och Svensk ordbok (SO) arbetar inom Språkbanken Text, Göteborgs universitet.</text:p>
      <text:p text:style-name="P4"/>
      <text:h text:style-name="P10" text:outline-level="2">Svenska Akademiens ordlista (v11)</text:h>
      <text:p text:style-name="P4">120 000 ord och fraser</text:p>
      <text:p text:style-name="P4">3,5" HD disktetter för DOS 3.x 4.x 5.x MS-Windows 3.0</text:p>
      <text:p text:style-name="P4">Utgiven av Norstedts Förlag AB 1992</text:p>
      <text:p text:style-name="P4"/>
      <text:h text:style-name="P10" text:outline-level="2">Svenska Akademiens ordlista över svenska språket (v12)</text:h>
      <text:p text:style-name="P4">120 000 ord varav 5 000 nya</text:p>
      <text:p text:style-name="P4">CD-ROM för Windows 3.11/95/98/NT</text:p>
      <text:p text:style-name="P4">Utgiven av Norstedts Ordbok AB 1998</text:p>
      <text:p text:style-name="P1"/>
      <text:p text:style-name="P1"/>
      <text:h text:style-name="P6" text:outline-level="1"/>
      <text:h text:style-name="P9" text:outline-level="1">Datamaskiner</text:h>
      <text:p text:style-name="P4">Språkdata anände sig av en transistoriserad Datasaab<text:span text:style-name="T2"> </text:span>D21 från juni 1963 till januari 1975.</text:p>
      <text:h text:style-name="P10" text:outline-level="2">Hålkort från Språkdata</text:h>
      <text:p text:style-name="P4">Hålkortsstansen anskaffades i samband med flytten till Vasagatan 7 1969. Hålkortsläsaren kunde läsa 13<text:span text:style-name="T2"> </text:span>kort/s.</text:p>
      <text:p text:style-name="P3">Källa: Rolf Gavare</text:p>
      <text:h text:style-name="P10" text:outline-level="2">Hårddisk (skivminne)</text:h>
      <text:p text:style-name="P4">En av <text:span text:style-name="T2">elva</text:span> skivor som bildade en skivpacke till en Data<text:span text:style-name="T2"> </text:span>General 6061. Den rymde 190 MB.</text:p>
      <text:p text:style-name="P4">Senare delen av 1970-talet.</text:p>
      <text:p text:style-name="P3">Källa: Rolf Gavare</text:p>
      <text:p text:style-name="P1"/>
      <text:p text:style-name="P1"/>
      <text:p text:style-name="P1"/>
      <text:h text:style-name="P10" text:outline-level="2">Korp (3D magnet)</text:h>
      <text:h text:style-name="P10" text:outline-level="2">2025</text:h>
      <text:p text:style-name="P4">This 3D-printed magnet was a gift from Hinrik Hafsteinsson at the Árni Magnússon Institute for Icelandic studies (AMI), Iceland<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Jost*" svg:font-family="Jost*" style:font-adornments="Bold" style:font-pitch="variable"/>
    <style:font-face style:name="Jost* Light" svg:font-family="'Jost* Light'"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Jost* Light" fo:font-family="'Jost* Light'" style:font-style-name="Light"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Jost*" fo:font-family="Jost*" style:font-style-name="Bold"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49cm" fo:margin-bottom="0cm" style:contextual-spacing="false"/>
      <style:text-properties style:font-name="Jost*" fo:font-family="Jost*" style:font-style-name="Bold" style:font-pitch="variable" fo:font-size="14pt" fo:font-weight="bold" style:font-size-asian="16pt" style:font-weight-asian="bold" style:font-size-complex="16pt" style:font-weight-complex="6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4:41:13.218265403</meta:creation-date>
    <dc:date>2025-04-30T10:47:21.790245617</dc:date>
    <meta:editing-duration>PT40M7S</meta:editing-duration>
    <meta:editing-cycles>3</meta:editing-cycles>
    <meta:generator>LibreOffice/7.4.7.2$Linux_X86_64 LibreOffice_project/40$Build-2</meta:generator>
    <meta:document-statistic meta:table-count="0" meta:image-count="0" meta:object-count="0" meta:page-count="4" meta:paragraph-count="45" meta:word-count="351" meta:character-count="2403" meta:non-whitespace-character-count="2097"/>
  </office:meta>
</office:document-meta>
</file>